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>
      <style:paragraph-properties fo:margin-top="0cm" fo:margin-bottom="0cm" style:contextual-spacing="false"/>
    </style:style>
    <style:style style:name="P9" style:family="paragraph" style:parent-style-name="Text_20_body" style:list-style-name="L6"/>
    <style:style style:name="P10" style:family="paragraph" style:parent-style-name="Text_20_body" style:list-style-name="L7">
      <style:paragraph-properties fo:margin-top="0cm" fo:margin-bottom="0cm" style:contextual-spacing="false"/>
    </style:style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>
      <style:paragraph-properties fo:margin-top="0cm" fo:margin-bottom="0cm" style:contextual-spacing="false"/>
    </style:style>
    <style:style style:name="P19" style:family="paragraph" style:parent-style-name="Text_20_body" style:list-style-name="L14"/>
    <style:style style:name="P20" style:family="paragraph" style:parent-style-name="Text_20_body" style:list-style-name="L15">
      <style:paragraph-properties fo:margin-top="0cm" fo:margin-bottom="0cm" style:contextual-spacing="false"/>
    </style:style>
    <style:style style:name="P21" style:family="paragraph" style:parent-style-name="Text_20_body" style:list-style-name="L15"/>
    <style:style style:name="P22" style:family="paragraph" style:parent-style-name="Text_20_body" style:list-style-name="L16">
      <style:paragraph-properties fo:margin-top="0cm" fo:margin-bottom="0cm" style:contextual-spacing="false"/>
    </style:style>
    <style:style style:name="P23" style:family="paragraph" style:parent-style-name="Text_20_body" style:list-style-name="L16"/>
    <style:style style:name="P24" style:family="paragraph" style:parent-style-name="Text_20_body" style:list-style-name="L17">
      <style:paragraph-properties fo:margin-top="0cm" fo:margin-bottom="0cm" style:contextual-spacing="false"/>
    </style:style>
    <style:style style:name="P25" style:family="paragraph" style:parent-style-name="Text_20_body" style:list-style-name="L17"/>
    <style:style style:name="P26" style:family="paragraph" style:parent-style-name="Text_20_body" style:list-style-name="L18">
      <style:paragraph-properties fo:margin-top="0cm" fo:margin-bottom="0cm" style:contextual-spacing="false"/>
    </style:style>
    <style:style style:name="P27" style:family="paragraph" style:parent-style-name="Text_20_body" style:list-style-name="L18"/>
    <style:style style:name="P28" style:family="paragraph" style:parent-style-name="Text_20_body" style:list-style-name="L19">
      <style:paragraph-properties fo:margin-top="0cm" fo:margin-bottom="0cm" style:contextual-spacing="false"/>
    </style:style>
    <style:style style:name="P29" style:family="paragraph" style:parent-style-name="Text_20_body" style:list-style-name="L19"/>
    <style:style style:name="P30" style:family="paragraph" style:parent-style-name="Text_20_body" style:list-style-name="L20">
      <style:paragraph-properties fo:margin-top="0cm" fo:margin-bottom="0cm" style:contextual-spacing="false"/>
    </style:style>
    <style:style style:name="P31" style:family="paragraph" style:parent-style-name="Text_20_body" style:list-style-name="L20"/>
    <style:style style:name="P32" style:family="paragraph" style:parent-style-name="Text_20_body" style:list-style-name="L21">
      <style:paragraph-properties fo:margin-top="0cm" fo:margin-bottom="0cm" style:contextual-spacing="false"/>
    </style:style>
    <style:style style:name="P33" style:family="paragraph" style:parent-style-name="Text_20_body" style:list-style-name="L21"/>
    <style:style style:name="P34" style:family="paragraph" style:parent-style-name="Text_20_body" style:list-style-name="L22">
      <style:paragraph-properties fo:margin-top="0cm" fo:margin-bottom="0cm" style:contextual-spacing="false"/>
    </style:style>
    <style:style style:name="P35" style:family="paragraph" style:parent-style-name="Text_20_body" style:list-style-name="L22"/>
    <style:style style:name="P36" style:family="paragraph" style:parent-style-name="Text_20_body" style:list-style-name="L23">
      <style:paragraph-properties fo:margin-top="0cm" fo:margin-bottom="0cm" style:contextual-spacing="false"/>
    </style:style>
    <style:style style:name="P37" style:family="paragraph" style:parent-style-name="Text_20_body" style:list-style-name="L23"/>
    <style:style style:name="P38" style:family="paragraph" style:parent-style-name="Heading_20_2">
      <style:paragraph-properties fo:margin-top="0cm" fo:margin-bottom="0.247cm" style:contextual-spacing="false" fo:line-height="115%"/>
    </style:style>
    <style:style style:name="P39" style:family="paragraph" style:parent-style-name="Heading_20_3">
      <style:paragraph-properties fo:margin-top="0cm" fo:margin-bottom="0.247cm" style:contextual-spacing="false" fo:line-height="115%"/>
    </style:style>
    <style:style style:name="P40" style:family="paragraph" style:parent-style-name="Text_20_body" style:list-style-name="L24">
      <style:paragraph-properties fo:margin-top="0cm" fo:margin-bottom="0cm" style:contextual-spacing="false"/>
    </style:style>
    <style:style style:name="P41" style:family="paragraph" style:parent-style-name="Text_20_body" style:list-style-name="L24"/>
    <style:style style:name="P42" style:family="paragraph" style:parent-style-name="Heading_20_1">
      <style:paragraph-properties fo:margin-top="0cm" fo:margin-bottom="0.247cm" style:contextual-spacing="false" fo:line-height="115%"/>
    </style:style>
    <style:style style:name="P43" style:family="paragraph" style:parent-style-name="Text_20_body" style:list-style-name="L25">
      <style:paragraph-properties fo:margin-top="0cm" fo:margin-bottom="0cm" style:contextual-spacing="false"/>
    </style:style>
    <style:style style:name="P44" style:family="paragraph" style:parent-style-name="Text_20_body" style:list-style-name="L25"/>
    <style:style style:name="P45" style:family="paragraph" style:parent-style-name="Text_20_body" style:list-style-name="L26">
      <style:paragraph-properties fo:margin-top="0cm" fo:margin-bottom="0cm" style:contextual-spacing="false"/>
    </style:style>
    <style:style style:name="P46" style:family="paragraph" style:parent-style-name="Text_20_body" style:list-style-name="L26"/>
    <style:style style:name="P47" style:family="paragraph" style:parent-style-name="Text_20_body" style:list-style-name="L27">
      <style:paragraph-properties fo:margin-top="0cm" fo:margin-bottom="0cm" style:contextual-spacing="false"/>
    </style:style>
    <style:style style:name="P48" style:family="paragraph" style:parent-style-name="Text_20_body" style:list-style-name="L27"/>
    <style:style style:name="P49" style:family="paragraph" style:parent-style-name="Text_20_body" style:list-style-name="L28">
      <style:paragraph-properties fo:margin-top="0cm" fo:margin-bottom="0cm" style:contextual-spacing="false"/>
    </style:style>
    <style:style style:name="P50" style:family="paragraph" style:parent-style-name="Text_20_body" style:list-style-name="L28"/>
    <style:style style:name="P51" style:family="paragraph" style:parent-style-name="Text_20_body" style:list-style-name="L29">
      <style:paragraph-properties fo:margin-top="0cm" fo:margin-bottom="0cm" style:contextual-spacing="false"/>
    </style:style>
    <style:style style:name="P52" style:family="paragraph" style:parent-style-name="Text_20_body" style:list-style-name="L29"/>
    <style:style style:name="P53" style:family="paragraph" style:parent-style-name="Text_20_body" style:list-style-name="L30">
      <style:paragraph-properties fo:margin-top="0cm" fo:margin-bottom="0cm" style:contextual-spacing="false"/>
    </style:style>
    <style:style style:name="P54" style:family="paragraph" style:parent-style-name="Text_20_body" style:list-style-name="L30"/>
    <style:style style:name="P55" style:family="paragraph" style:parent-style-name="Text_20_body" style:list-style-name="L31">
      <style:paragraph-properties fo:margin-top="0cm" fo:margin-bottom="0cm" style:contextual-spacing="false"/>
    </style:style>
    <style:style style:name="P56" style:family="paragraph" style:parent-style-name="Text_20_body" style:list-style-name="L31"/>
    <style:style style:name="P57" style:family="paragraph" style:parent-style-name="Text_20_body" style:list-style-name="L32">
      <style:paragraph-properties fo:margin-top="0cm" fo:margin-bottom="0cm" style:contextual-spacing="false"/>
    </style:style>
    <style:style style:name="P58" style:family="paragraph" style:parent-style-name="Text_20_body" style:list-style-name="L32"/>
    <style:style style:name="T1" style:family="text">
      <style:text-properties officeooo:rsid="0015112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Ниже — «филологическая космогония» в строгом стиле: начинаем с нуля и операции различения <text:span text:style-name="Source_20_Text">|</text:span>, а затем показываем, как из этого естественно возникают <text:span text:style-name="Strong_20_Emphasis">натуральные числа</text:span>, <text:span text:style-name="Strong_20_Emphasis">арифметика</text:span>, <text:span text:style-name="Strong_20_Emphasis">рациональные/вещественные</text:span>, и почему уже на этом языке почти неизбежно появляется <text:span text:style-name="Strong_20_Emphasis">категорийный</text:span> взгляд (мир как операции и морфизмы).</text:p>
      <text:h text:style-name="Heading_20_2" text:outline-level="2">1) Первая искра: два нуля и различение</text:h>
      <text:p text:style-name="Text_20_body">Стартовая формула:</text:p>
      <text:p text:style-name="Text_20_body">0∣0</text:p>
      <text:p text:style-name="Text_20_body">Смысл: <text:span text:style-name="Strong_20_Emphasis">пока ничего “числового” не произошло</text:span>. Есть только:</text:p>
      <text:list text:style-name="L1">
        <text:list-item>
          <text:p text:style-name="P1">один и тот же символ <text:span text:style-name="Source_20_Text">0</text:span>, </text:p>
        </text:list-item>
        <text:list-item>
          <text:p text:style-name="P2">но он оказался в двух разных грамматических позициях: слева и справа от <text:span text:style-name="Source_20_Text">|</text:span>. </text:p>
        </text:list-item>
      </text:list>
      <text:p text:style-name="Text_20_body">Это уже создаёт минимальную структуру:</text:p>
      <text:list text:style-name="L2">
        <text:list-item>
          <text:p text:style-name="P3"><text:span text:style-name="Emphasis">контекст</text:span> (слева/справа), </text:p>
        </text:list-item>
        <text:list-item>
          <text:p text:style-name="P3"><text:span text:style-name="Emphasis">отношение</text:span> (операция различения), </text:p>
        </text:list-item>
        <text:list-item>
          <text:p text:style-name="P4"><text:span text:style-name="Emphasis">форму записи</text:span> (строка). </text:p>
        </text:list-item>
      </text:list>
      <text:p text:style-name="Text_20_body">То есть «мир» начинается не с числа, а с <text:span text:style-name="Strong_20_Emphasis">отношения и синтаксиса</text:span>.</text:p>
      <text:h text:style-name="Heading_20_2" text:outline-level="2">2) Число как “след различений”: как появляются натуральные</text:h>
      <text:h text:style-name="Heading_20_3" text:outline-level="3">2.1. Ноль как пустая строка</text:h>
      <text:p text:style-name="Text_20_body">Интерпретация:</text:p>
      <text:list text:style-name="L3">
        <text:list-item>
          <text:p text:style-name="P5"><text:span text:style-name="Source_20_Text">0</text:span> — это не величина, а <text:span text:style-name="Emphasis">пустота/отсутствие метки</text:span>. </text:p>
        </text:list-item>
      </text:list>
      <text:p text:style-name="Text_20_body">Дальше возникает идея: если различение может повторяться, то можно накапливать следы.</text:p>
      <text:h text:style-name="Heading_20_3" text:outline-level="3">2.2. Единица как «один акт различения»</text:h>
      <text:p text:style-name="Text_20_body">Определим:</text:p>
      <text:list text:style-name="L4">
        <text:list-item>
          <text:p text:style-name="P6">1 — это результат одного различения, т.е. один “штрих” отличия. </text:p>
        </text:list-item>
      </text:list>
      <text:p text:style-name="Text_20_body">В вашем филологическом стиле это удобно кодировать <text:span text:style-name="Strong_20_Emphasis">длиной строки</text:span>:</text:p>
      <text:list text:style-name="L5">
        <text:list-item>
          <text:p text:style-name="P7">n соответствует строке из n нулей: </text:p>
        </text:list-item>
      </text:list>
      <text:p text:style-name="Text_20_body">n ≡ 00…0⏟n раз</text:p>
      <text:p text:style-name="Text_20_body">Тогда:</text:p>
      <text:list text:style-name="L6">
        <text:list-item>
          <text:p text:style-name="P8"><text:span text:style-name="Source_20_Text">0</text:span> (пусто/один ноль как символ) — это базовый объект, </text:p>
        </text:list-item>
        <text:list-item>
          <text:p text:style-name="P8"><text:span text:style-name="Source_20_Text">00</text:span> — “2”, </text:p>
        </text:list-item>
        <text:list-item>
          <text:p text:style-name="P9"><text:span text:style-name="Source_20_Text">000</text:span> — “3”, и т.д. </text:p>
        </text:list-item>
      </text:list>
      <text:p text:style-name="Text_20_body">Собственно, вы это уже сказали: «00 — 2, 000 — 3…».</text:p>
      <text:p text:style-name="Text_20_body"><text:soft-page-break/>Так мы получаем <text:span text:style-name="Strong_20_Emphasis">Пеано‑модель</text:span> натуральных чисел в виде унарной записи.</text:p>
      <text:h text:style-name="Heading_20_3" text:outline-level="3">2.3. Операция следующего (successor)</text:h>
      <text:p text:style-name="Text_20_body">Определим оператор S (“следующее”) как дописывание одного нуля:</text:p>
      <text:p text:style-name="Text_20_body">S(x):=x0</text:p>
      <text:p text:style-name="Text_20_body">Тогда:</text:p>
      <text:list text:style-name="L7">
        <text:list-item>
          <text:p text:style-name="P10">S(0)=00 (если 0 считать “одиночным нулём”), либо S(ε)=0 (если ноль — пустая строка), </text:p>
        </text:list-item>
        <text:list-item>
          <text:p text:style-name="P11">S(00)=000, и т.д. </text:p>
        </text:list-item>
      </text:list>
      <text:p text:style-name="Text_20_body">Это уже полноценные натуральные: (N,S,0).</text:p>
      <text:h text:style-name="Heading_20_2" text:outline-level="2">3) Сложение и умножение как операции над строками</text:h>
      <text:h text:style-name="Heading_20_3" text:outline-level="3">3.1. Сложение = конкатенация</text:h>
      <text:p text:style-name="Text_20_body">Пусть x и y — строки из нулей. Тогда естественно:</text:p>
      <text:p text:style-name="Text_20_body">x+y:=xy</text:p>
      <text:p text:style-name="Text_20_body">То есть сложение — это просто приписывание строки y к строке x.</text:p>
      <text:p text:style-name="Text_20_body">Пример:</text:p>
      <text:list text:style-name="L8">
        <text:list-item>
          <text:p text:style-name="P12"><text:span text:style-name="Source_20_Text">00</text:span> + <text:span text:style-name="Source_20_Text">000</text:span> = <text:span text:style-name="Source_20_Text">00000</text:span> (2+3=5). </text:p>
        </text:list-item>
      </text:list>
      <text:p text:style-name="Text_20_body">Здесь арифметика возникает как <text:span text:style-name="Strong_20_Emphasis">грамматика строк</text:span>.</text:p>
      <text:h text:style-name="Heading_20_3" text:outline-level="3">3.2. Умножение = повторение</text:h>
      <text:p text:style-name="Text_20_body">Умножение определяется рекурсивно как многократное сложение:</text:p>
      <text:p text:style-name="Text_20_body">x⋅0:=0,x⋅S(y):=(x⋅y)+x</text:p>
      <text:p text:style-name="Text_20_body">В унарном коде это означает “повторить x столько раз, сколько нулей в y”.</text:p>
      <text:p text:style-name="Text_20_body">Пример:</text:p>
      <text:list text:style-name="L9">
        <text:list-item>
          <text:p text:style-name="P13">2·3 = повторить <text:span text:style-name="Source_20_Text">00</text:span> три раза → <text:span text:style-name="Source_20_Text">000000</text:span> (6). </text:p>
        </text:list-item>
      </text:list>
      <text:h text:style-name="Heading_20_2" text:outline-level="2">4) Вычитание, сравнение, порядок</text:h>
      <text:h text:style-name="Heading_20_3" text:outline-level="3">4.1. Порядок как включение по длине</text:h>
      <text:p text:style-name="Text_20_body">Определяем:</text:p>
      <text:p text:style-name="Text_20_body">x≤y  ⟺  ∃z: y=x+z</text:p>
      <text:p text:style-name="Text_20_body">Т.е. y начинается с x (в унарном смысле — y длиннее или равен x).</text:p>
      <text:h text:style-name="Heading_20_3" text:outline-level="3">4.2. Частичное вычитание</text:h>
      <text:p text:style-name="Text_20_body">Вычитание возможно, если x≤y:</text:p>
      <text:p text:style-name="Text_20_body"><text:soft-page-break/>y−x:=zтакое, что y=x+z</text:p>
      <text:p text:style-name="Text_20_body">Тут появляется важная философская граница: вычитание не всегда определено → нужна либо частичность, либо расширение чисел (целые).</text:p>
      <text:h text:style-name="Heading_20_2" text:outline-level="2">5) Целые: как отрицательность появляется из различения</text:h>
      <text:p text:style-name="Text_20_body">Идея “минуса” может быть получена из той же грамматики различения:</text:p>
      <text:list text:style-name="L10">
        <text:list-item>
          <text:p text:style-name="P14">если <text:span text:style-name="Source_20_Text">|</text:span> — акт различения, то “обратное различение” — акт <text:span text:style-name="Strong_20_Emphasis">снятия</text:span> различия (аннулирование). </text:p>
        </text:list-item>
      </text:list>
      <text:p text:style-name="Text_20_body">Формально можно сделать как в стандартной алгебре:</text:p>
      <text:list text:style-name="L11">
        <text:list-item>
          <text:p text:style-name="P15">целое число = пара натуральных: </text:p>
        </text:list-item>
      </text:list>
      <text:p text:style-name="Text_20_body">Z:=N×N/∼<text:line-break/>где (a,b)∼(c,d)  ⟺  a+d=b+c</text:p>
      <text:p text:style-name="Text_20_body">Интуиция филологически:</text:p>
      <text:list text:style-name="L12">
        <text:list-item>
          <text:p text:style-name="P16">(a,b) = “a штрихов вперёд и b штрихов назад”. </text:p>
        </text:list-item>
      </text:list>
      <text:h text:style-name="Heading_20_2" text:outline-level="2">6) Рациональные и вещественные как структуры (связь с SymStructures_v3)</text:h>
      <text:p text:style-name="Text_20_body">После целых следующий шаг:</text:p>
      <text:list text:style-name="L13">
        <text:list-item>
          <text:p text:style-name="P17">дробь = отношение целых, но не как “число‑значение”, а как <text:span text:style-name="Strong_20_Emphasis">структура операции деления</text:span>: </text:p>
        </text:list-item>
      </text:list>
      <text:p text:style-name="Text_20_body">Q:={(p,q)∈Z×N&gt;0}/∼</text:p>
      <text:p text:style-name="Text_20_body">Здесь появляются «объекты‑процессы»: p и q — это строки/структуры, а операция деления — морфизм между ними.</text:p>
      <text:p text:style-name="Text_20_body">И это прямо совпадает с идеей из <text:span text:style-name="T1">символьной арифметики</text:span>:</text:p>
      <text:list text:style-name="L14">
        <text:list-item>
          <text:p text:style-name="P18">числа — не значения, а <text:span text:style-name="Strong_20_Emphasis">структурные объекты с историей операций</text:span>, </text:p>
        </text:list-item>
        <text:list-item>
          <text:p text:style-name="P19">расширение до вещественных через символы {S,P,I,Z,Ω,Λ} и ленивые уточнения. </text:p>
        </text:list-item>
      </text:list>
      <text:p text:style-name="Text_20_body">Филологический переход к R:</text:p>
      <text:list text:style-name="L15">
        <text:list-item>
          <text:p text:style-name="P20">вещественное — это не “бесконечная десятичная запись”, а <text:span text:style-name="Strong_20_Emphasis">правило порождения уточнений</text:span>. </text:p>
        </text:list-item>
        <text:list-item>
          <text:p text:style-name="P21">то есть “конечная строка”, которая при необходимости уточняется (Λ‑коды). </text:p>
        </text:list-item>
      </text:list>
      <text:p text:style-name="Text_20_body">Таким образом, континуум рождается не как готовая бесконечность, а как <text:span text:style-name="Strong_20_Emphasis">механизм уточнения смысла числа</text:span> — полностью в духе вашей «алгебры смыслов».</text:p>
      <text:h text:style-name="Heading_20_2" text:outline-level="2">7) Почему из этого естественно вырастает абстрактная математика</text:h>
      <text:p text:style-name="Text_20_body">До сих пор мы строили “числа”. Но на самом деле мы всё время делали одно и то же:</text:p>
      <text:list text:style-name="L16">
        <text:list-item>
          <text:p text:style-name="P22"><text:soft-page-break/>вводили <text:span text:style-name="Strong_20_Emphasis">объекты</text:span> (строки), </text:p>
        </text:list-item>
        <text:list-item>
          <text:p text:style-name="P22">вводили <text:span text:style-name="Strong_20_Emphasis">операции/преобразования</text:span> (конкатенация, successor, деление как отношение), </text:p>
        </text:list-item>
        <text:list-item>
          <text:p text:style-name="P23">исследовали <text:span text:style-name="Strong_20_Emphasis">инварианты</text:span> (длина, эквивалентность пар). </text:p>
        </text:list-item>
      </text:list>
      <text:p text:style-name="Text_20_body">Это уже почти язык теории категорий.</text:p>
      <text:h text:style-name="Heading_20_2" text:outline-level="2">8) Теория категорий как “грамматика преобразований”</text:h>
      <text:h text:style-name="Heading_20_3" text:outline-level="3">8.1. Категория из строк и преобразований</text:h>
      <text:p text:style-name="Text_20_body">Определим категорию C:</text:p>
      <text:list text:style-name="L17">
        <text:list-item>
          <text:p text:style-name="P24">объекты: строки из нулей (или более общие структурные записи), </text:p>
        </text:list-item>
        <text:list-item>
          <text:p text:style-name="P25">морфизмы: допустимые преобразования строк (например, «добавить 0», «склеить», «переписать по правилу»). </text:p>
        </text:list-item>
      </text:list>
      <text:p text:style-name="Text_20_body">Тогда:</text:p>
      <text:list text:style-name="L18">
        <text:list-item>
          <text:p text:style-name="P26">identity‑морфизм: “не менять строку”, </text:p>
        </text:list-item>
        <text:list-item>
          <text:p text:style-name="P27">композиция: “сделать одно преобразование, потом другое”. </text:p>
        </text:list-item>
      </text:list>
      <text:p text:style-name="Text_20_body">Это базовое определение категории.</text:p>
      <text:h text:style-name="Heading_20_3" text:outline-level="3">8.2. Натуральные как первоначальный объект (initial algebra)</text:h>
      <text:p text:style-name="Text_20_body">Унарная конструкция натуральных чисел с S — пример <text:span text:style-name="Strong_20_Emphasis">инициальной алгебры</text:span> для эндофунктора F(X)=1+X:</text:p>
      <text:list text:style-name="L19">
        <text:list-item>
          <text:p text:style-name="P28">есть один выделенный “ноль” (1), </text:p>
        </text:list-item>
        <text:list-item>
          <text:p text:style-name="P29">и операция “следующее” (+X). </text:p>
        </text:list-item>
      </text:list>
      <text:p text:style-name="Text_20_body">Категорийно это означает: натуральные числа — это минимальная структура, где можно бесконечно повторять “добавить один акт различения”.</text:p>
      <text:h text:style-name="Heading_20_3" text:outline-level="3">8.3. Функторы как «переводы грамматик»</text:h>
      <text:p text:style-name="Text_20_body">Когда вы из унарной записи переходите к двоичной, десятичной, Λ‑кодам, вы делаете не “новые числа”, а <text:span text:style-name="Strong_20_Emphasis">функтор</text:span>:</text:p>
      <text:p text:style-name="Text_20_body">F:Cunar→Ccompact</text:p>
      <text:p text:style-name="Text_20_body">который сохраняет операции (сложение/умножение), но меняет представление.</text:p>
      <text:p text:style-name="Text_20_body">Это ключевой инсайт <text:span text:style-name="T1">символьной арифметики</text:span>: «числа — это структурные объекты, связанные эквивалентностями».</text:p>
      <text:h text:style-name="Heading_20_3" text:outline-level="3">8.4. Категория эквивалентностей структур</text:h>
      <text:p text:style-name="Text_20_body">Следующий шаг — категория, где:</text:p>
      <text:list text:style-name="L20">
        <text:list-item>
          <text:p text:style-name="P30">объекты: любые математические структуры (группы, графы, числа, топологии), </text:p>
        </text:list-item>
        <text:list-item>
          <text:p text:style-name="P30">морфизмы: структурные отображения, </text:p>
        </text:list-item>
        <text:list-item>
          <text:p text:style-name="P31">эквивалентности: изоморфизмы. </text:p>
        </text:list-item>
      </text:list>
      <text:p text:style-name="Text_20_body"><text:soft-page-break/>Это и есть «категория структурных эквивалентностей», которую вы вводите в <text:a xlink:type="simple" xlink:href="https://app.giz.ai/files/Us842tgt4k5k2bPcMWE1z" text:style-name="Internet_20_link" text:visited-style-name="Visited_20_Internet_20_Link">SymStructures_v3.pdf</text:a> (раздел 3).</text:p>
      <text:h text:style-name="Heading_20_2" text:outline-level="2">9) Смысловой мост к Meaning_v1: мир как вычисление и понимание</text:h>
      <text:p text:style-name="Text_20_body">В <text:a xlink:type="simple" xlink:href="https://app.giz.ai/files/EljdBEFwvKSyTxfHYHjS7" text:style-name="Internet_20_link" text:visited-style-name="Visited_20_Internet_20_Link">Meaning_v1.pdf</text:a> основной тезис:</text:p>
      <text:list text:style-name="L21">
        <text:list-item>
          <text:p text:style-name="P32">важны не “значения”, а <text:span text:style-name="Strong_20_Emphasis">операции и их композиция</text:span>; </text:p>
        </text:list-item>
        <text:list-item>
          <text:p text:style-name="P32">смысл — это морфизм s:Ot(Ct)→Ot+1(Ct+1); </text:p>
        </text:list-item>
        <text:list-item>
          <text:p text:style-name="P33">мир вычислим, если его эволюция представима операциями. </text:p>
        </text:list-item>
      </text:list>
      <text:p text:style-name="Text_20_body">Именно это уже присутствовало в стартовой формуле 0∣0:</text:p>
      <text:list text:style-name="L22">
        <text:list-item>
          <text:p text:style-name="P34"><text:span text:style-name="Source_20_Text">|</text:span> — первичный морфизм различения, </text:p>
        </text:list-item>
        <text:list-item>
          <text:p text:style-name="P34">“числа” — это следы композиции этого морфизма, </text:p>
        </text:list-item>
        <text:list-item>
          <text:p text:style-name="P35">математика — это язык инвариантов и универсальных свойств, возникающих из композиции операций. </text:p>
        </text:list-item>
      </text:list>
      <text:h text:style-name="Heading_20_2" text:outline-level="2">10) Короткое резюме (в одну линию)</text:h>
      <text:p text:style-name="Text_20_body">Из 0∣0 возникает:</text:p>
      <text:list text:style-name="L23">
        <text:list-item>
          <text:p text:style-name="P36"><text:span text:style-name="Strong_20_Emphasis">синтаксис различения</text:span> (контекст → структура), </text:p>
        </text:list-item>
        <text:list-item>
          <text:p text:style-name="P36"><text:span text:style-name="Strong_20_Emphasis">счёт</text:span> как повторение различения (строки нулей → ℕ), </text:p>
        </text:list-item>
        <text:list-item>
          <text:p text:style-name="P36"><text:span text:style-name="Strong_20_Emphasis">арифметика</text:span> как правила над строками (конкатенация/повторение → +,·), </text:p>
        </text:list-item>
        <text:list-item>
          <text:p text:style-name="P36"><text:span text:style-name="Strong_20_Emphasis">расширение чисел</text:span> как эквивалентности (пары → ℤ, ℚ), </text:p>
        </text:list-item>
        <text:list-item>
          <text:p text:style-name="P36"><text:span text:style-name="Strong_20_Emphasis">вещественные</text:span> как финитные механизмы уточнения (Λ‑коды → ℝ без потери точности), </text:p>
        </text:list-item>
        <text:list-item>
          <text:p text:style-name="P37"><text:span text:style-name="Strong_20_Emphasis">категории</text:span> как грамматика преобразований и эквивалентностей (объекты = записи, морфизмы = операции). </text:p>
        </text:list-item>
      </text:list>
      <text:h text:style-name="P38" text:outline-level="2">Минимальная аксиоматика (7 аксиом)</text:h>
      <text:h text:style-name="P39" text:outline-level="3">Аксиома 1 (Алфавит и формулы)</text:h>
      <text:p text:style-name="Text_20_body">Существует конечный алфавит символов, содержащий как минимум символ <text:span text:style-name="Source_20_Text">0</text:span> и бинарный разделитель <text:span text:style-name="Source_20_Text">|</text:span>.<text:line-break/>Формулы — это конечные строки над этим алфавитом, строящиеся по правилам конкатенации.</text:p>
      <text:p text:style-name="Text_20_body"><text:span text:style-name="Emphasis">Интуиция:</text:span> мир начинается как чистая грамматика: различие — это позиция в строке.</text:p>
      <text:h text:style-name="P39" text:outline-level="3">Аксиома 2 (Различение как первичная операция)</text:h>
      <text:p text:style-name="Text_20_body"><text:span text:style-name="Source_20_Text">|</text:span> — это не число и не логический знак, а <text:span text:style-name="Strong_20_Emphasis">операция различения контекста</text:span>: левая и правая части формулы считаются различными “ролями”, даже если символы совпадают.</text:p>
      <text:p text:style-name="Text_20_body">Формально: запись <text:span text:style-name="Source_20_Text">A|B</text:span> задаёт пару (A,B) с отмеченным порядком.</text:p>
      <text:p text:style-name="Text_20_body"><text:soft-page-break/><text:span text:style-name="Emphasis">Интуиция:</text:span> два нуля в <text:span text:style-name="Source_20_Text">0|0</text:span> отличаются только синтаксисом, но этого достаточно, чтобы появилось “две стороны”.</text:p>
      <text:h text:style-name="P39" text:outline-level="3">Аксиома 3 (Натуральные как след различений)</text:h>
      <text:p text:style-name="Text_20_body">Натуральное число n определяется как класс эквивалентности строк вида 0n (n повторений символа <text:span text:style-name="Source_20_Text">0</text:span>) по отношению эквивалентности “одинаковая длина”.</text:p>
      <text:p text:style-name="Text_20_body">Обозначим множество таких классов как N.</text:p>
      <text:p text:style-name="Text_20_body"><text:span text:style-name="Emphasis">Интуиция:</text:span> число — это не значение, а “след” количества повторений базового отличия.</text:p>
      <text:h text:style-name="P39" text:outline-level="3">Аксиома 4 (Оператор следующего)</text:h>
      <text:p text:style-name="Text_20_body">Существует операция “следующее” S:N→N, задаваемая дописыванием одного <text:span text:style-name="Source_20_Text">0</text:span>:</text:p>
      <text:p text:style-name="Text_20_body">S([0n]):=[0n+1]</text:p>
      <text:p text:style-name="Text_20_body">и существует нулевой элемент 0N:=[ε] (пустая строка) или [00].</text:p>
      <text:p text:style-name="Text_20_body"><text:span text:style-name="Emphasis">Интуиция:</text:span> счёт — это итерация одного и того же акта.</text:p>
      <text:h text:style-name="P39" text:outline-level="3">Аксиома 5 (Сложение как композиция следов)</text:h>
      <text:p text:style-name="Text_20_body">Определим операцию сложения + на N как конкатенацию представителей:</text:p>
      <text:p text:style-name="Text_20_body">[0a]+[0b]:=[0a0b]=[0a+b]</text:p>
      <text:p text:style-name="Text_20_body">Требуем, чтобы это было корректно (не зависело от выбора представителя) и удовлетворяло:</text:p>
      <text:list text:style-name="L24">
        <text:list-item>
          <text:p text:style-name="P40">ассоциативности, </text:p>
        </text:list-item>
        <text:list-item>
          <text:p text:style-name="P41">существованию нейтрального элемента 0N. </text:p>
        </text:list-item>
      </text:list>
      <text:p text:style-name="Text_20_body"><text:span text:style-name="Emphasis">Интуиция:</text:span> сложение — это “склеивание следов”.</text:p>
      <text:h text:style-name="P39" text:outline-level="3">Аксиома 6 (Умножение как итерация сложения)</text:h>
      <text:p text:style-name="Text_20_body">Определим умножение ⋅ на N рекурсивно:</text:p>
      <text:p text:style-name="Text_20_body">a⋅0N=0N,a⋅S(b)=(a⋅b)+a</text:p>
      <text:p text:style-name="Text_20_body">Требуем корректности и стандартных свойств (ассоциативность, нейтральный 1=S(0N), дистрибутивность относительно +).</text:p>
      <text:p text:style-name="Text_20_body"><text:span text:style-name="Emphasis">Интуиция:</text:span> умножение — это “грамматика повторения”.</text:p>
      <text:h text:style-name="P39" text:outline-level="3">Аксиома 7 (Эквивалентности как источник абстракций)</text:h>
      <text:p text:style-name="Text_20_body">Существуют отношения эквивалентности ∼ на построенных структурах, допускающие “склейки” (факториализацию), и допускается построение новых объектов как классов эквивалентности.</text:p>
      <text:p text:style-name="Text_20_body"><text:span text:style-name="Emphasis">Интуиция:</text:span> абстрактная математика возникает, когда мы объявляем разные записи «одним и тем же» по инварианту (длина, баланс, изоморфизм и т.д.).</text:p>
      <text:h text:style-name="P42" text:outline-level="1"><text:soft-page-break/>Как из этого возникают моноиды, группы и кольца</text:h>
      <text:p text:style-name="Text_20_body">Дальше всё появляется как классификация “типов грамматик операций” на одном и том же материале: строки + операции + факторизация.</text:p>
      <text:h text:style-name="P38" text:outline-level="2">1) Моноид: грамматика “композиции без обратных”</text:h>
      <text:p text:style-name="Text_20_body"><text:span text:style-name="Strong_20_Emphasis">Определение (моноид):</text:span> множество M с бинарной операцией ∘ и нейтральным e, где операция ассоциативна.</text:p>
      <text:h text:style-name="P39" text:outline-level="3">Возникновение из аксиом</text:h>
      <text:p text:style-name="Text_20_body">Берём:</text:p>
      <text:list text:style-name="L25">
        <text:list-item>
          <text:p text:style-name="P43">M=N, </text:p>
        </text:list-item>
        <text:list-item>
          <text:p text:style-name="P43">∘=+, </text:p>
        </text:list-item>
        <text:list-item>
          <text:p text:style-name="P44">e=0N. </text:p>
        </text:list-item>
      </text:list>
      <text:p text:style-name="Text_20_body">Тогда (N,+,0) — моноид, потому что:</text:p>
      <text:list text:style-name="L26">
        <text:list-item>
          <text:p text:style-name="P45">конкатенация ассоциативна, </text:p>
        </text:list-item>
        <text:list-item>
          <text:p text:style-name="P46">пустая строка — нейтральна. </text:p>
        </text:list-item>
      </text:list>
      <text:p text:style-name="Text_20_body"><text:span text:style-name="Emphasis">Смысл:</text:span> “накапливать следы” можно, но “откатить” нельзя — это и есть моноид.</text:p>
      <text:h text:style-name="P38" text:outline-level="2">2) Группа: грамматика “у каждого действия есть отмена”</text:h>
      <text:p text:style-name="Text_20_body">Чтобы получить обратимость, нужно добавить механизм “аннулирования” следов.</text:p>
      <text:h text:style-name="P39" text:outline-level="3">Конструкция целых чисел как группы</text:h>
      <text:p text:style-name="Text_20_body">Стандартно:</text:p>
      <text:p text:style-name="Text_20_body">Z=N×N/∼,(a,b)∼(c,d)  ⟺  a+d=b+c</text:p>
      <text:p text:style-name="Text_20_body">Интерпретация пары (a,b):</text:p>
      <text:list text:style-name="L27">
        <text:list-item>
          <text:p text:style-name="P47">a — “сколько добавили”, </text:p>
        </text:list-item>
        <text:list-item>
          <text:p text:style-name="P48">b — “сколько убрали”. </text:p>
        </text:list-item>
      </text:list>
      <text:p text:style-name="Text_20_body">Операция:</text:p>
      <text:p text:style-name="Text_20_body">[(a,b)]+[(c,d)]:=[(a+c, b+d)]</text:p>
      <text:p text:style-name="Text_20_body">Нейтральный: [(0,0)], обратный: [(a,b)]^{-1}=[(b,a)].</text:p>
      <text:p text:style-name="Text_20_body">Тогда (Z,+) — группа.</text:p>
      <text:p text:style-name="Text_20_body"><text:span text:style-name="Emphasis">Смысл:</text:span> группа возникает как грамматика, в которой каждый “след” может быть компенсирован другим следом.</text:p>
      <text:h text:style-name="P38" text:outline-level="2">3) Кольцо: две согласованные грамматики (+ и ·)</text:h>
      <text:p text:style-name="Text_20_body">Кольцо — это структура, где:</text:p>
      <text:list text:style-name="L28">
        <text:list-item>
          <text:p text:style-name="P49"><text:soft-page-break/>(R,+) — абелева группа, </text:p>
        </text:list-item>
        <text:list-item>
          <text:p text:style-name="P49">(R,⋅) — моноид, </text:p>
        </text:list-item>
        <text:list-item>
          <text:p text:style-name="P50">дистрибутивность связывает их. </text:p>
        </text:list-item>
      </text:list>
      <text:h text:style-name="P39" text:outline-level="3">Возникновение</text:h>
      <text:p text:style-name="Text_20_body">После построения Z (аддитивная группа), умножение переносится с N на Z по универсальному свойству (и фактически задаётся тем, что “повторение” совместимо с компенсацией).</text:p>
      <text:p text:style-name="Text_20_body">Итог: (Z,+,⋅) — кольцо.</text:p>
      <text:p text:style-name="Text_20_body"><text:span text:style-name="Emphasis">Смысл:</text:span> кольцо — это “двухуровневая грамматика”: сложение как склейка, умножение как повторение, и правило их совместимости (дистрибутивность) как закон переписывания.</text:p>
      <text:h text:style-name="P38" text:outline-level="2">4) Группы, моноиды, кольца как “типы грамматик операций” (мета‑взгляд)</text:h>
      <text:p text:style-name="Text_20_body">Ваша исходная схема «0 и <text:span text:style-name="Source_20_Text">|</text:span>» по сути задаёт:</text:p>
      <text:list text:style-name="L29">
        <text:list-item>
          <text:p text:style-name="P51"><text:span text:style-name="Strong_20_Emphasis">объекты</text:span> (записи), </text:p>
        </text:list-item>
        <text:list-item>
          <text:p text:style-name="P51"><text:span text:style-name="Strong_20_Emphasis">операции переписывания</text:span> (конкатенация, добавление 0, факторизация), </text:p>
        </text:list-item>
        <text:list-item>
          <text:p text:style-name="P52"><text:span text:style-name="Strong_20_Emphasis">инварианты</text:span> (длина, баланс, эквивалентность). </text:p>
        </text:list-item>
      </text:list>
      <text:p text:style-name="Text_20_body">Тогда:</text:p>
      <text:list text:style-name="L30">
        <text:list-item>
          <text:p text:style-name="P53">моноид = грамматика, где операции можно только наращивать (нет отмены); </text:p>
        </text:list-item>
        <text:list-item>
          <text:p text:style-name="P53">группа = грамматика, где операции обратимы (есть “аннулирование”); </text:p>
        </text:list-item>
        <text:list-item>
          <text:p text:style-name="P54">кольцо = грамматика с двумя уровнями композиции (склейка и повторение), согласованными законом. </text:p>
        </text:list-item>
      </text:list>
      <text:h text:style-name="P38" text:outline-level="2">5) (Опционально) Категорийный хвост: “всё это — про морфизмы”</text:h>
      <text:p text:style-name="Text_20_body">Если смотреть ещё на шаг выше, то:</text:p>
      <text:list text:style-name="L31">
        <text:list-item>
          <text:p text:style-name="P55">элементы (числа) — это уже вторично, </text:p>
        </text:list-item>
        <text:list-item>
          <text:p text:style-name="P56">первично — <text:span text:style-name="Strong_20_Emphasis">морфизмы</text:span> “добавить ноль”, “склеить”, “отменить”, “повторить”. </text:p>
        </text:list-item>
      </text:list>
      <text:p text:style-name="Text_20_body">В этом смысле теория категорий появляется естественно как язык, где:</text:p>
      <text:list text:style-name="L32">
        <text:list-item>
          <text:p text:style-name="P57">объект — это “тип записи/состояния”, </text:p>
        </text:list-item>
        <text:list-item>
          <text:p text:style-name="P57">морфизм — это “правило переписывания”, </text:p>
        </text:list-item>
        <text:list-item>
          <text:p text:style-name="P58">композиция морфизмов — это то, что вы делали с самого начала. 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21:54:13.465965163</meta:creation-date>
    <dc:date>2025-12-17T21:58:07.695153821</dc:date>
    <meta:editing-duration>PT3M54S</meta:editing-duration>
    <meta:editing-cycles>2</meta:editing-cycles>
    <meta:generator>LibreOffice/25.8.3.2$Linux_X86_64 LibreOffice_project/580$Build-2</meta:generator>
    <meta:document-statistic meta:table-count="0" meta:image-count="0" meta:object-count="0" meta:page-count="8" meta:paragraph-count="211" meta:word-count="1546" meta:character-count="11142" meta:non-whitespace-character-count="9750"/>
  </office:meta>
</office:document-meta>
</file>